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3-01-25 0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12-29 0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12-21 0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9-14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7-22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6-23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5-06 0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3-25 0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2-01-07 00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8-28 0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6-30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5-12 0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3-12 0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2-18 0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1-01-28 0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12-17 0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11-25 0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10-20 0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9-30 0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8-25 2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7-23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5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4-28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3-25 0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2-19 0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20-01-14 0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11-27 0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10-16 0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9-13 0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8468" calcext:value-type="float">
            <text:p>16.69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4172" calcext:value-type="float">
            <text:p>15.85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386" calcext:value-type="float">
            <text:p>15.64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2836" calcext:value-type="float">
            <text:p>15.83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582" calcext:value-type="float">
            <text:p>16.08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26491162258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6" meta:object-count="0"/>
    <meta:user-defined meta:name="AppVersion">3.0</meta:user-defined>
  </office:meta>
</office:document-meta>
</file>